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33333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666666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ashed" svg:stroke-width="0.051cm" svg:stroke-color="#666666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666666" draw:marker-start="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666666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333333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333333" draw:marker-start-width="0.276cm" draw:marker-end-width="0.276cm" draw:fill="solid" draw:fill-color="#ffcc0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333333" draw:marker-start-width="0.276cm" draw:marker-end-width="0.276cm" draw:fill="solid" draw:fill-color="#669900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819cm"/>
    </style:style>
    <style:style style:name="gr10" style:family="graphic" style:parent-style-name="standard">
      <style:graphic-properties draw:stroke="none" svg:stroke-color="#000000" draw:fill="none" draw:fill-color="#ffffff" fo:min-height="0.818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71cm" svg:height="1.015cm" svg:x="14.304cm" svg:y="2.06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425cm" svg:y1="1.016cm" svg:x2="10.414cm" svg:y2="12.954cm">
          <text:p/>
        </draw:line>
        <draw:line draw:style-name="gr3" draw:text-style-name="P2" draw:layer="layout" svg:x1="2.159cm" svg:y1="5.334cm" svg:x2="20.447cm" svg:y2="5.334cm">
          <text:p/>
        </draw:line>
        <draw:custom-shape draw:style-name="gr1" draw:text-style-name="P1" xml:id="id2" draw:id="id2" draw:layer="layout" svg:width="6.169cm" svg:height="1.015cm" svg:x="2.327cm" svg:y="3.726cm">
          <text:p text:style-name="P1"><text:span text:style-name="T1">TEE Supplica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709cm" svg:height="1.754cm" svg:x="6.972cm" svg:y="6.882cm">
          <text:p text:style-name="P1"><text:span text:style-name="T1">TEE</text:span></text:p>
          <text:p text:style-name="P1"><text:span text:style-name="T1">Dri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726cm" svg:height="1.754cm" svg:x="2.399cm" svg:y="6.882cm">
          <text:p text:style-name="P1"><text:span text:style-name="T1">Linux</text:span></text:p>
          <text:p text:style-name="P1"><text:span text:style-name="T1">File System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0cm 0.624cm" svg:x1="8.326cm" svg:y1="6.882cm" svg:x2="8.496cm" svg:y2="4.233cm" draw:start-shape="id1" draw:start-glue-point="0" draw:end-shape="id2" draw:end-glue-point="1" svg:d="M8326 6882v-1071h1319v-1578h-1149" svg:viewBox="0 0 1320 2650">
          <text:p/>
        </draw:connector>
        <draw:connector draw:style-name="gr5" draw:text-style-name="P2" draw:layer="layout" svg:x1="5.411cm" svg:y1="4.741cm" svg:x2="4.262cm" svg:y2="6.882cm" draw:start-shape="id2" draw:start-glue-point="2" draw:end-shape="id3" svg:d="M5411 4741v1070h-1149v1071" svg:viewBox="0 0 1150 2142">
          <text:p/>
        </draw:connector>
        <draw:custom-shape draw:style-name="gr1" draw:text-style-name="P1" draw:layer="layout" svg:width="8.002cm" svg:height="1.017cm" svg:x="11.302cm" svg:y="3.76cm">
          <text:p text:style-name="P1"><text:span text:style-name="T1">GP Internal API Librar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7cm" svg:height="1.016cm" svg:x="14.171cm" svg:y="2.20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71cm" svg:height="1.017cm" svg:x="14.001cm" svg:y="2.371cm">
          <text:p text:style-name="P2"><text:span text:style-name="T1">T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02cm" svg:height="1.016cm" svg:x="11.302cm" svg:y="5.761cm">
          <text:p text:style-name="P1"><text:span text:style-name="T1">TEE Trusted Storage Svc. Call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8.002cm" svg:height="1.846cm" svg:x="11.302cm" svg:y="8.695cm">
          <text:p text:style-name="P3"><text:span text:style-name="T1"><text:s text:c="3"/></text:span><text:span text:style-name="T1">TEE File 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202cm" svg:height="1.39cm" svg:x="16.891cm" svg:y="8.897cm">
          <text:p text:style-name="P2"><text:span text:style-name="T1">Key</text:span></text:p>
          <text:p text:style-name="P2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8.002cm" svg:height="1.015cm" svg:x="11.302cm" svg:y="11.102cm">
          <text:p text:style-name="P1"><text:span text:style-name="T1">REE File Operation 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8.001cm" svg:height="1.016cm" svg:x="11.303cm" svg:y="7.189cm">
          <text:p text:style-name="P1"><text:span text:style-name="T1">TEE File Operation 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5.303cm" svg:y1="10.541cm" svg:x2="15.303cm" svg:y2="11.102cm" draw:start-shape="id4" draw:start-glue-point="2" draw:end-shape="id5" draw:end-glue-point="0" svg:d="M15303 10541v561" svg:viewBox="0 0 1 562">
          <text:p/>
        </draw:connector>
        <draw:connector draw:style-name="gr5" draw:text-style-name="P2" draw:layer="layout" svg:x1="11.302cm" svg:y1="11.609cm" svg:x2="8.326cm" svg:y2="8.636cm" draw:start-shape="id5" draw:start-glue-point="3" draw:end-shape="id1" draw:end-glue-point="2" svg:d="M11302 11609h-2976v-2973" svg:viewBox="0 0 2977 2974">
          <text:p/>
        </draw:connector>
        <draw:frame draw:style-name="gr9" draw:text-style-name="P1" draw:layer="layout" svg:width="6.774cm" svg:height="1.069cm" svg:x="11.59cm" svg:y="0.508cm">
          <draw:text-box>
            <text:p text:style-name="P1"><text:span text:style-name="T1">Secure World</text:span></text:p>
          </draw:text-box>
        </draw:frame>
        <draw:frame draw:style-name="gr9" draw:text-style-name="P1" draw:layer="layout" svg:width="6.773cm" svg:height="1.069cm" svg:x="2.657cm" svg:y="0.508cm">
          <draw:text-box>
            <text:p text:style-name="P1"><text:span text:style-name="T1">Normal World</text:span></text:p>
          </draw:text-box>
        </draw:frame>
        <draw:frame draw:style-name="gr9" draw:text-style-name="P1" draw:layer="layout" svg:width="4.408cm" svg:height="1.069cm" draw:transform="rotate (1.57690497917688) translate (0.501cm 5.26cm)">
          <draw:text-box>
            <text:p text:style-name="P1"><text:span text:style-name="T1">User Space</text:span></text:p>
          </draw:text-box>
        </draw:frame>
        <draw:frame draw:style-name="gr10" draw:text-style-name="P1" draw:layer="layout" svg:width="5.06cm" svg:height="1.068cm" draw:transform="rotate (1.57707951210208) translate (0.478cm 10.843cm)">
          <draw:text-box>
            <text:p text:style-name="P1"><text:span text:style-name="T1">Kernel Sp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dash16" draw:style="rect" draw:dots1="1" draw:dots1-length="0.282cm" draw:distance="0.212cm"/>
    <draw:stroke-dash draw:name="dash17" draw:style="rect" draw:dots1="1" draw:dots1-length="0.071cm" draw:distance="0.21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2" draw:fill-hatch-name="Hatching_20_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5.705cm" fo:page-height="18.2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dc:date>2015-10-20T15:52:32.670757203</dc:date>
    <meta:editing-duration>PT25M42S</meta:editing-duration>
    <meta:editing-cycles>6</meta:editing-cycles>
    <meta:document-statistic meta:object-count="22"/>
  </office:meta>
</office:document-meta>
</file>